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197a" officeooo:paragraph-rsid="0008197a" style:font-size-asian="14pt" style:font-size-complex="14pt"/>
    </style:style>
    <style:style style:name="P2" style:family="paragraph" style:parent-style-name="Standard">
      <style:text-properties fo:font-size="14pt" officeooo:rsid="0008197a" officeooo:paragraph-rsid="000a4e04" style:font-size-asian="14pt" style:font-size-complex="14pt"/>
    </style:style>
    <style:style style:name="P3" style:family="paragraph" style:parent-style-name="Standard">
      <style:text-properties fo:font-size="14pt" officeooo:rsid="0008197a" officeooo:paragraph-rsid="000ba605" style:font-size-asian="14pt" style:font-size-complex="14pt"/>
    </style:style>
    <style:style style:name="P4" style:family="paragraph" style:parent-style-name="Standard">
      <style:text-properties fo:font-size="14pt" officeooo:rsid="0008197a" officeooo:paragraph-rsid="000baef9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8" style:family="paragraph" style:parent-style-name="Standard">
      <style:text-properties fo:font-size="14pt" officeooo:rsid="0008770d" officeooo:paragraph-rsid="0008770d" style:font-size-asian="14pt" style:font-size-complex="14pt"/>
    </style:style>
    <style:style style:name="P9" style:family="paragraph" style:parent-style-name="Standard">
      <style:text-properties fo:font-size="14pt" officeooo:rsid="0008770d" officeooo:paragraph-rsid="0009a309" style:font-size-asian="14pt" style:font-size-complex="14pt"/>
    </style:style>
    <style:style style:name="P10" style:family="paragraph" style:parent-style-name="Standard">
      <style:text-properties fo:font-size="14pt" officeooo:rsid="0008770d" officeooo:paragraph-rsid="000a4e04" style:font-size-asian="14pt" style:font-size-complex="14pt"/>
    </style:style>
    <style:style style:name="P11" style:family="paragraph" style:parent-style-name="Standard">
      <style:text-properties fo:font-size="14pt" officeooo:rsid="0008770d" officeooo:paragraph-rsid="000beedb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14" style:family="paragraph" style:parent-style-name="Standard">
      <style:text-properties fo:font-size="14pt" officeooo:rsid="0009a309" officeooo:paragraph-rsid="0009a30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17" style:family="paragraph" style:parent-style-name="Standard">
      <style:text-properties fo:font-size="14pt" officeooo:rsid="000a4e04" officeooo:paragraph-rsid="000a4e04" style:font-size-asian="14pt" style:font-size-complex="14pt"/>
    </style:style>
    <style:style style:name="P18" style:family="paragraph" style:parent-style-name="Standard">
      <style:text-properties fo:font-size="14pt" officeooo:rsid="000ba605" officeooo:paragraph-rsid="000ba605" style:font-size-asian="14pt" style:font-size-complex="14pt"/>
    </style:style>
    <style:style style:name="P19" style:family="paragraph" style:parent-style-name="Standard">
      <style:text-properties fo:font-size="14pt" officeooo:rsid="000baef9" officeooo:paragraph-rsid="000baef9" style:font-size-asian="14pt" style:font-size-complex="14pt"/>
    </style:style>
    <style:style style:name="P20" style:family="paragraph" style:parent-style-name="Standard">
      <style:text-properties fo:font-size="14pt" officeooo:rsid="000beedb" officeooo:paragraph-rsid="000beedb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22" style:family="paragraph" style:parent-style-name="Standard"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URW Chancery L" fo:font-size="26pt" fo:font-weight="bold" officeooo:rsid="000baef9" officeooo:paragraph-rsid="000baef9" style:font-size-asian="26pt" style:font-weight-asian="bold" style:font-size-complex="2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officeooo:rsid="0009a309"/>
    </style:style>
    <style:style style:name="T8" style:family="text">
      <style:text-properties officeooo:rsid="000a4dde"/>
    </style:style>
    <style:style style:name="T9" style:family="text">
      <style:text-properties officeooo:rsid="000a4e04"/>
    </style:style>
    <style:style style:name="T10" style:family="text">
      <style:text-properties officeooo:rsid="000ba605"/>
    </style:style>
    <style:style style:name="T11" style:family="text">
      <style:text-properties officeooo:rsid="000baef9"/>
    </style:style>
    <style:style style:name="T12" style:family="text">
      <style:text-properties officeooo:rsid="000beedb"/>
    </style:style>
    <style:style style:name="T13" style:family="text">
      <style:text-properties fo:color="#0000ff"/>
    </style:style>
    <style:style style:name="T14" style:family="text">
      <style:text-properties fo:color="#0000ff" officeooo:rsid="000ba605"/>
    </style:style>
    <style:style style:name="T15" style:family="text">
      <style:text-properties fo:color="#0000ff" officeooo:rsid="000a4e04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0beedb" style:font-weight-asian="normal" style:font-weight-complex="normal"/>
    </style:style>
    <style:style style:name="T18" style:family="text">
      <style:text-properties fo:color="#000000" fo:font-weight="normal" officeooo:rsid="000d9df9" style:font-weight-asian="normal" style:font-weight-complex="normal"/>
    </style:style>
    <style:style style:name="T19" style:family="text">
      <style:text-properties officeooo:rsid="000d9d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<text:span text:style-name="T11">des </text:span>charge<text:span text:style-name="T11">s</text:span></text:p>
      <text:p text:style-name="P5"><text:span text:style-name="T12">Guernon Patrice</text:span><text:tab/></text:p>
      <text:p text:style-name="P24">L’InterFace</text:p>
      <text:p text:style-name="P25"/>
      <text:p text:style-name="P22">1. Client</text:p>
      <text:p text:style-name="P22"/>
      <text:p text:style-name="P6"><text:tab/><text:span text:style-name="T7">La Fondation </text:span>FACE <text:span text:style-name="T11">Rennes (Fondation Agir Contre l'Exclusion) est une association spécialisée dans l'insertion professionnelle. Elle fait partie d'un réseau plus dense d'associations présentes sur tout le territoire.</text:span></text:p>
      <text:p text:style-name="P19"/>
      <text:p text:style-name="P19">Pour mener à bien sa mission d'insertion, FACE Rennes a recours à différentes méthodes et formations. </text:p>
      <text:p text:style-name="P1"/>
      <text:p text:style-name="P22">2. Type de projet</text:p>
      <text:p text:style-name="P22"/>
      <text:p text:style-name="P7"><text:tab/><text:span text:style-name="T8">De l’ordre de l’i</text:span>ntranet, <text:span text:style-name="T11">le projet </text:span><text:span text:style-name="T2">InterFace</text:span><text:span text:style-name="T11">(TM) est une interface de gestion <text:tab/>de dossier collaborative.<text:tab/>Elle est destinée aux employé(e)s de FACE.<text:tab/>Elle <text:tab/>devra contenir: </text:span></text:p>
      <text:p text:style-name="P16"><text:tab/><text:span text:style-name="T1">2.1</text:span> une <text:span text:style-name="T1">fonction de recherche</text:span> efficace et rapide qui permet de retrouver une <text:tab/><text:tab/>page descriptive sur toutes les actions menées pour le FLUX et le suivi.</text:p>
      <text:p text:style-name="P16"><text:tab/><text:span text:style-name="T1">2.2</text:span> Un <text:span text:style-name="T1">agenda centralisé</text:span> pour les employés de FACE (de façon que chacun <text:tab/><text:tab/><text:tab/>connaisse les disponibilités de l'autre pour lui assigner un FLUX)</text:p>
      <text:p text:style-name="P16"><text:tab/><text:span text:style-name="T1">2.3</text:span> Un <text:span text:style-name="T1">suivi des actions</text:span> menées par l'employé<text:span text:style-name="T11">(e)</text:span> sur une période donnée</text:p>
      <text:p text:style-name="P16"><text:tab/><text:span text:style-name="T1">2.4</text:span> Un système de <text:span text:style-name="T1">mailing intégré</text:span> avec envoi automatique aux dates de suivi.</text:p>
      <text:p text:style-name="P16"><text:tab/><text:span text:style-name="T1">2.5</text:span> Un système de <text:span text:style-name="T1">messagerie interne</text:span>.</text:p>
      <text:p text:style-name="P16"><text:tab/><text:span text:style-name="T1">2.6</text:span> Un système de <text:span text:style-name="T1">notifications</text:span> (reminder) pour les différents rendez-vous.</text:p>
      <text:p text:style-name="P16"><text:tab/><text:span text:style-name="T1">2.7</text:span> Un système de <text:span text:style-name="T1">gestion des fichiers et offres d’emplois</text:span>.</text:p>
      <text:p text:style-name="P16"><text:tab/><text:span text:style-name="T1">2.8</text:span> Prévoir un usage à grande échelle (FACE France 64 utilisateur).</text:p>
      <text:p text:style-name="P16"><text:tab/><text:span text:style-name="T1">2.9</text:span> Compte supérieur (corps de direction) avec des privilèges supplémentaires <text:tab/><text:tab/>et une possibilité d’avoir une vision globale des FLUX.</text:p>
      <text:p text:style-name="P1"/>
      <text:p text:style-name="P22">3. Prestations</text:p>
      <text:p text:style-name="P22"/>
      <text:p text:style-name="P1"><text:tab/><text:span text:style-name="T1">3.1</text:span> <text:span text:style-name="T1">conception du site</text:span></text:p>
      <text:p text:style-name="P1"><text:tab/><text:tab/><text:span text:style-name="T13">3.1.1</text:span> arborescence</text:p>
      <text:p text:style-name="P17"><text:tab/><text:tab/><text:tab/>3.1.1.1 3 points principaux :</text:p>
      <text:p text:style-name="P17"><text:tab/><text:tab/><text:tab/><text:tab/>- le FLUX, </text:p>
      <text:p text:style-name="P17"><text:tab/><text:tab/><text:tab/><text:tab/>- l’agenda, </text:p>
      <text:p text:style-name="P17"><text:tab/><text:tab/><text:tab/><text:tab/>- le moteur de recherche</text:p>
      <text:p text:style-name="P17"/>
      <text:p text:style-name="P2"><text:tab/><text:tab/><text:span text:style-name="T13">3.1.2</text:span> <text:span text:style-name="T9">Le </text:span>chemin de navigation <text:span text:style-name="T9">devra être</text:span></text:p>
      <text:p text:style-name="P2"><text:span text:style-name="T9"><text:tab/><text:tab/><text:tab/><text:tab/>intuitif et facile de prise en main </text:span></text:p>
      <text:p text:style-name="P7"><text:soft-page-break/><text:tab/><text:tab/><text:span text:style-name="T13">3.1.3</text:span> ergonomie : <text:span text:style-name="T9">étant donné qu’il n’est pas prévu <text:s/>de formation à <text:tab/><text:tab/><text:tab/>l’utilisation du logiciel celui-ci devra être aussi claire d’utilisation que <text:tab/><text:tab/>possible</text:span></text:p>
      <text:p text:style-name="P7"><text:tab/><text:tab/><text:span text:style-name="T13">3.1.4</text:span> charte graphique : <text:span text:style-name="T9">fournie par FACE</text:span></text:p>
      <text:p text:style-name="P7"/>
      <text:p text:style-name="P1"><text:tab/><text:span text:style-name="T1">3.2</text:span> <text:span text:style-name="T1">production des contenus</text:span> : <text:span text:style-name="T9">dossiers FLUX, agenda et modification</text:span></text:p>
      <text:p text:style-name="P1"><text:tab/><text:span text:style-name="T1">3.3</text:span> <text:span text:style-name="T1">réalisation technique du site</text:span></text:p>
      <text:p text:style-name="P1"><text:tab/><text:tab/><text:span text:style-name="T13">3.3.1 </text:span>développement intégration</text:p>
      <text:p text:style-name="P1"><text:tab/><text:tab/>-<text:span text:style-name="T9">interface de</text:span> <text:span text:style-name="T9">gestion base de données (dossiers des Flux, offre <text:tab/><text:tab/><text:tab/><text:tab/>d’emploi mise en relation automatiquement avec un flux)</text:span></text:p>
      <text:p text:style-name="P1"><text:tab/><text:span text:style-name="T1">3.4</text:span> <text:span text:style-name="T5">hébergement</text:span><text:span text:style-name="T1"> , nom de domaine : </text:span><text:span text:style-name="T6">internalisé</text:span></text:p>
      <text:p text:style-name="P1"><text:tab/><text:span text:style-name="T1">3.5</text:span> <text:span text:style-name="T1">autres prestations</text:span> :</text:p>
      <text:p text:style-name="P1"><text:span text:style-name="T9"><text:tab/><text:tab/></text:span><text:span text:style-name="T15">3.5.1</text:span> maintenance serveur : <text:span text:style-name="T9">Fondation FACE</text:span></text:p>
      <text:p text:style-name="P1"><text:span text:style-name="T9"><text:tab/><text:tab/></text:span><text:span text:style-name="T15">3.5.2</text:span> maintenance site : <text:span text:style-name="T9">différentes promo Code Academie</text:span></text:p>
      <text:p text:style-name="P2"><text:span text:style-name="T9"><text:tab/><text:tab/></text:span><text:span text:style-name="T15">3.5.3</text:span><text:span text:style-name="T9"> La stratégie d’acquisition de visiteur et l’optimisation pour les <text:tab/><text:tab/><text:tab/>moteur de recherche ne sont pas envisagées dans un premier temps </text:span></text:p>
      <text:p text:style-name="P2"><text:span text:style-name="T9"><text:tab/><text:tab/></text:span><text:span text:style-name="T15">3.5.4</text:span> <text:span text:style-name="T9">Il n’est pas prévu de formation pour les utilisateurs : les <text:tab/><text:tab/><text:tab/><text:tab/><text:tab/>fonctionnalités devront être aussi intuitives et ergonomiques que <text:tab/><text:tab/><text:tab/>possibles. Devront être fournis:</text:span></text:p>
      <text:p text:style-name="P2"><text:span text:style-name="T9"><text:tab/><text:tab/><text:tab/>3.5.4.1 Un manuel d’utilisation devra être fourni, ainsi que </text:span></text:p>
      <text:p text:style-name="P17"><text:tab/><text:tab/><text:tab/>3.5.4.2 Une spécification fonctionnelle</text:p>
      <text:p text:style-name="P17"><text:tab/><text:tab/><text:tab/>3.5.4.3 Une spécification technique</text:p>
      <text:p text:style-name="P17"><text:tab/><text:tab/><text:tab/>3.5.4.4 Un guide d'administration</text:p>
      <text:p text:style-name="P1"/>
      <text:p text:style-name="P1"/>
      <text:p text:style-name="P22">4. Fonctionnalités</text:p>
      <text:p text:style-name="P22"/>
      <text:p text:style-name="P1"><text:span text:style-name="T10"><text:tab/></text:span><text:span text:style-name="T3">4.1</text:span><text:span text:style-name="T10">Gestion des </text:span>offre<text:span text:style-name="T10">s</text:span></text:p>
      <text:p text:style-name="P18"><text:tab/><text:tab/><text:span text:style-name="T13">4.1.1</text:span></text:p>
      <text:p text:style-name="P18"><text:tab/><text:tab/><text:span text:style-name="T13">4.1.2</text:span></text:p>
      <text:p text:style-name="P1"><text:span text:style-name="T10"><text:tab/></text:span><text:span text:style-name="T3">4.2</text:span> agenda</text:p>
      <text:p text:style-name="P18"><text:tab/><text:tab/><text:span text:style-name="T13">4.2.1</text:span> agenda personne</text:p>
      <text:p text:style-name="P18"><text:tab/><text:tab/><text:span text:style-name="T13">4.2.2</text:span> agenda autre « employee »</text:p>
      <text:p text:style-name="P3"><text:span text:style-name="T10"><text:tab/></text:span><text:span text:style-name="T3">4.3</text:span> r<text:span text:style-name="T10">é</text:span>ception et envoi notification</text:p>
      <text:p text:style-name="P3"><text:span text:style-name="T10"><text:tab/><text:tab/></text:span><text:span text:style-name="T14">4.3.1</text:span> me<text:span text:style-name="T10">s</text:span>sage privé</text:p>
      <text:p text:style-name="P18"><text:tab/><text:tab/><text:span text:style-name="T13">4.3.2</text:span> notification demande de modification agenda</text:p>
      <text:p text:style-name="P3"><text:span text:style-name="T10"><text:tab/></text:span><text:span text:style-name="T3">4.4</text:span> <text:s/>moteur de recherche :</text:p>
      <text:p text:style-name="P18"><text:tab/><text:tab/><text:span text:style-name="T13">4.4.1</text:span> <text:span text:style-name="T9">recherche par Flux, </text:span></text:p>
      <text:p text:style-name="P18"><text:tab/><text:tab/><text:span text:style-name="T13">4.4.2</text:span> <text:span text:style-name="T9">par Compétence en fonction Offre</text:span></text:p>
      <text:p text:style-name="P3"><text:span text:style-name="T10"><text:tab/></text:span><text:span text:style-name="T3">4.5</text:span><text:span text:style-name="T10"> Gestion Dossiers Flux</text:span></text:p>
      <text:p text:style-name="P3"><text:span text:style-name="T10"><text:tab/><text:tab/></text:span><text:span text:style-name="T14">4.5.1</text:span><text:span text:style-name="T10"> c</text:span>r<text:span text:style-name="T10">é</text:span>ation compte flux</text:p>
      <text:p text:style-name="P3"><text:span text:style-name="T10"><text:tab/><text:tab/></text:span><text:span text:style-name="T14">4.5.2</text:span> <text:span text:style-name="T10">intégration compte flux : mise à jour</text:span></text:p>
      <text:p text:style-name="P18"><text:tab/><text:tab/><text:span text:style-name="T13">4.5.3</text:span> suppression<text:span text:style-name="T9"> compte flux</text:span></text:p>
      <text:p text:style-name="P4"><text:span text:style-name="T10"><text:tab/></text:span><text:span text:style-name="T3">4.6</text:span> <text:s/>plan d’accès simple et interactif :</text:p>
      <text:p text:style-name="P4"><text:span text:style-name="T10"><text:tab/></text:span><text:span text:style-name="T3">4.7</text:span> <text:s/><text:span text:style-name="T10">particularité fonctionnelle: compte « </text:span>DIRECT<text:span text:style-name="T10">O</text:span>R »</text:p>
      <text:p text:style-name="P6"><text:soft-page-break/><text:tab/><text:tab/>toutes les fonctio<text:span text:style-name="T10">n</text:span>nalités « EMPLOYE<text:span text:style-name="T10">E</text:span> » plus une vision globale et une <text:tab/><text:tab/><text:span text:style-name="T10">administration</text:span> <text:span text:style-name="T10">complète</text:span> des employ<text:span text:style-name="T10">é(</text:span>e<text:span text:style-name="T10">)</text:span>s, des agendas et des dossiers <text:tab/><text:tab/>flux. <text:span text:style-name="T10">Lui seul pourra créer et supprimer un compte « EMPLOYEE »</text:span></text:p>
      <text:p text:style-name="P21"><text:tab/><text:span text:style-name="T1">4.8</text:span> Contenu dossier flux :</text:p>
      <text:p text:style-name="P20"><text:tab/>En plus des informations classiques les dossiers devront contenir commde <text:tab/>informations :</text:p>
      <text:p text:style-name="P20"><text:tab/><text:tab/><text:span text:style-name="T13">4.8.1</text:span> Création d'une lettre de motivation</text:p>
      <text:p text:style-name="P20"><text:tab/><text:tab/><text:span text:style-name="T13">4.8.2</text:span> Création/amélioration d'un CV</text:p>
      <text:p text:style-name="P20"><text:tab/><text:tab/><text:span text:style-name="T13">4.8.3</text:span> Proposition d'offres.</text:p>
      <text:p text:style-name="P20"><text:tab/><text:tab/><text:span text:style-name="T13">4.8.4</text:span> Préparation aux entretiens.</text:p>
      <text:p text:style-name="P20"><text:tab/><text:tab/><text:span text:style-name="T13">4.8.5</text:span> autres ateliers.</text:p>
      <text:p text:style-name="P1"><text:span text:style-name="T10"><text:tab/></text:span></text:p>
      <text:p text:style-name="P1"/>
      <text:p text:style-name="P1"/>
      <text:p text:style-name="P22">5. Contenu / Structure <text:span text:style-name="T12">(é developper, schema focntionnel)</text:span></text:p>
      <text:p text:style-name="P22"/>
      <text:p text:style-name="P10"><text:tab/><text:span text:style-name="T6">5.1 </text:span><text:span text:style-name="T1">arborescence</text:span> : </text:p>
      <text:p text:style-name="P11"><text:tab/><text:tab/>Plan de contenu, <text:span text:style-name="T12">(cf schéma et maquettes)</text:span> </text:p>
      <text:p text:style-name="P11"><text:tab/><text:span text:style-name="T6">5.2</text:span><text:tab/>flux de <text:span text:style-name="T1">navigation</text:span> <text:span text:style-name="T12">et </text:span><text:span text:style-name="T6">p</text:span><text:span text:style-name="T1">arcours</text:span> utilisateurs : </text:p>
      <text:p text:style-name="P11"><text:span text:style-name="T15"><text:tab/><text:tab/>5.2.1</text:span><text:span text:style-name="T9"> page d’accueil</text:span></text:p>
      <text:p text:style-name="P20"><text:tab/><text:tab/><text:tab/>5.2.1.1 barre de navigation</text:p>
      <text:p text:style-name="P20"><text:tab/><text:tab/><text:tab/>5.2.1.2 accès rapide :</text:p>
      <text:p text:style-name="P20"><text:tab/><text:tab/><text:tab/><text:tab/>- agenda</text:p>
      <text:p text:style-name="P20"><text:tab/><text:tab/><text:tab/><text:tab/>- recherche</text:p>
      <text:p text:style-name="P20"><text:tab/><text:tab/><text:tab/><text:tab/>- notifications</text:p>
      <text:p text:style-name="P20"><text:tab/><text:tab/><text:tab/><text:tab/>- messagerie interne</text:p>
      <text:p text:style-name="P11"><text:span text:style-name="T9"><text:s/></text:span></text:p>
      <text:p text:style-name="P11"><text:span text:style-name="T9"><text:tab/><text:tab/></text:span><text:span text:style-name="T15">5.2.2</text:span><text:span text:style-name="T9"> barre de navigation, </text:span></text:p>
      <text:p text:style-name="P11"><text:span text:style-name="T9"><text:tab/><text:tab/><text:tab/>zones de travail (agenda, zone de recherche, zone de <text:tab/><text:tab/><text:tab/><text:tab/><text:tab/>messagerie) </text:span></text:p>
      <text:p text:style-name="P1"/>
      <text:p text:style-name="P1"/>
      <text:p text:style-name="P22">6. Attentes techniques</text:p>
      <text:p text:style-name="P12"><text:span text:style-name="T7"><text:tab/></text:span><text:span text:style-name="T4">6.1</text:span><text:span text:style-name="T7"> </text:span>CMS:</text:p>
      <text:p text:style-name="P12"><text:span text:style-name="T7"><text:tab/><text:tab/>un système de gestion de contenu (CMS) pourra être utilisé</text:span> </text:p>
      <text:p text:style-name="P12"><text:span text:style-name="T7"><text:tab/></text:span><text:span text:style-name="T4">6.2</text:span><text:span text:style-name="T7"> Optimisation écran:</text:span></text:p>
      <text:p text:style-name="P12"><text:span text:style-name="T7"><text:tab/><text:tab/>Le site devra être optimisé aussi bien pour une utilisation PC que tablette <text:tab/><text:tab/>ou smartphone</text:span></text:p>
      <text:p text:style-name="P12"><text:span text:style-name="T7"><text:tab/></text:span><text:span text:style-name="T4">6.3</text:span><text:span text:style-name="T7"> </text:span>gestion h<text:span text:style-name="T11">é</text:span>bergement <text:span text:style-name="T11">et </text:span>nom de domaine :</text:p>
      <text:p text:style-name="P12"><text:span text:style-name="T7"><text:tab/><text:tab/>Le site devra être hébergé localement, bien qu’un déploiement national <text:tab/><text:tab/>et donc un hébergement avec nom de domaine puise être envisagé</text:span></text:p>
      <text:p text:style-name="P13"><text:span text:style-name="T7"><text:tab/></text:span><text:span text:style-name="T4">6.4</text:span><text:span text:style-name="T7"> </text:span>interaction site avec appli<text:span text:style-name="T11">cation</text:span> externe ou flux d’informations :</text:p>
      <text:p text:style-name="P15"><text:tab/><text:tab/>une notion fondamentale de ce site est l’interactivité (gestion agenda, <text:tab/><text:tab/>flux, <text:tab/>recherche) </text:p>
      <text:p text:style-name="P13"><text:span text:style-name="T7"><text:tab/></text:span><text:span text:style-name="T4">6.5</text:span><text:span text:style-name="T7"> </text:span>contrainte de s<text:span text:style-name="T11">é</text:span>curité</text:p>
      <text:p text:style-name="P15"><text:soft-page-break/><text:tab/><text:tab/>chaque utilisateur devra être enregistré pour pouvoir gérer son interface </text:p>
      <text:p text:style-name="P13"><text:span text:style-name="T7"><text:tab/></text:span><text:span text:style-name="T4">6.6</text:span><text:span text:style-name="T7"> </text:span>SEO:</text:p>
      <text:p text:style-name="P15"><text:tab/><text:tab/>Aucune optimisation pour le r<text:span text:style-name="T11">é</text:span>f<text:span text:style-name="T11">é</text:span>re<text:span text:style-name="T11">n</text:span>cement n’est envisagée</text:p>
      <text:p text:style-name="P13"><text:span text:style-name="T7"><text:tab/></text:span><text:span text:style-name="T4">6.7</text:span><text:span text:style-name="T7"> </text:span>compatibilité avec anciennes version navigateur</text:p>
      <text:p text:style-name="P15"><text:tab/><text:tab/>A envisager, aucune inf<text:span text:style-name="T11">o</text:span>rm<text:span text:style-name="T11">a</text:span>tion n’est disponible à ce jour.</text:p>
      <text:p text:style-name="P13"/>
      <text:p text:style-name="P7"/>
      <text:p text:style-name="P1"/>
      <text:p text:style-name="P1"/>
      <text:p text:style-name="P22">7. Brief créatif</text:p>
      <text:p text:style-name="P8"><text:tab/><text:span text:style-name="T1">Identit</text:span><text:span text:style-name="T2">é</text:span><text:span text:style-name="T1"> graphique</text:span>:</text:p>
      <text:p text:style-name="P14"><text:tab/><text:tab/><text:span text:style-name="T19">Puisqu’</text:span>exist<text:span text:style-name="T11">a</text:span>nte <text:span text:style-name="T19">elle</text:span> devra <text:span text:style-name="T11">ê</text:span>tre fournie par <text:s/>la Fondation FACE</text:p>
      <text:p text:style-name="P9"><text:tab/><text:span text:style-name="T1">profil utilisateurs</text:span>: </text:p>
      <text:p text:style-name="P9"><text:span text:style-name="T7"><text:tab/><text:tab/>employés de FACE obligatoirement : non personnalisable</text:span></text:p>
      <text:p text:style-name="P8"><text:tab/><text:span text:style-name="T1">objectifs</text:span>: <text:span text:style-name="T7">collaboration et gestion efficace de données: le graphisme <text:tab/><text:tab/><text:tab/><text:tab/>devra être soigné afin de faciliter l’utilisation du produit.</text:span></text:p>
      <text:p text:style-name="P1"/>
      <text:p text:style-name="P22">8. Contraintes <text:span text:style-name="T12">particulières:</text:span></text:p>
      <text:p text:style-name="P23"><text:span text:style-name="T16"><text:s/><text:tab/></text:span><text:span text:style-name="T17">Aucune maintenance ne sera fournie: la Fondation FACE insiste donc sur à la <text:tab/>fois la facilité d’utilisation de l’application web ainsi que sa facilité de prise en <text:tab/>main et aussi de maintenance: l’accent sera donc mis sur l’optimisation <text:tab/>didactique: les codes seront commentés et une documentation très détaillée sera <text:tab/>fournie. Aussi bien pour l’utilisation que pour la compréhension des <text:tab/></text:span><text:span text:style-name="T18">fonctionnalités</text:span><text:span text:style-name="T17"> demandé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1-17T15:12:59.733611012</dc:date>
    <meta:editing-duration>PT8M3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4" meta:paragraph-count="107" meta:word-count="844" meta:character-count="5810" meta:non-whitespace-character-count="4817"/>
  </office:meta>
</office:document-meta>
</file>